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plenote Tasks" svg:font-family="'Simplenote Task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color="#000000" fo:font-size="10pt" style:font-size-asian="10pt" style:font-size-complex="10pt"/>
    </style:style>
    <style:style style:name="P2" style:family="paragraph" style:parent-style-name="Text_20_body">
      <style:text-properties fo:color="#000000" fo:font-size="10pt" style:font-size-asian="10pt" style:font-size-complex="10pt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implenote Tasks" fo:font-size="10pt" fo:letter-spacing="normal" fo:font-style="normal" fo:font-weight="normal" style:font-size-asian="10pt" style:font-size-complex="10pt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Simplenote Tasks" fo:letter-spacing="normal" fo:font-style="normal" fo:font-weight="bold"/>
    </style:style>
    <style:style style:name="T2" style:family="text">
      <style:text-properties fo:font-variant="normal" fo:text-transform="none" fo:color="#000000" style:font-name="Simplenote Tasks" fo:letter-spacing="normal" fo:font-style="normal" fo:font-weight="bold" officeooo:rsid="00050b06"/>
    </style:style>
    <style:style style:name="T3" style:family="text">
      <style:text-properties fo:font-variant="normal" fo:text-transform="none" fo:color="#000000" style:font-name="Simplenote Tasks" fo:letter-spacing="normal" fo:font-style="normal" fo:font-weight="normal"/>
    </style:style>
    <style:style style:name="T4" style:family="text">
      <style:text-properties fo:font-variant="normal" fo:text-transform="none" fo:color="#000000" style:font-name="Simplenote Tasks" fo:letter-spacing="normal" fo:font-style="normal" fo:font-weight="normal" officeooo:rsid="0004af35"/>
    </style:style>
    <style:style style:name="T5" style:family="text">
      <style:text-properties fo:font-variant="normal" fo:text-transform="none" fo:color="#000000" style:font-name="Simplenote Tasks" fo:letter-spacing="normal" fo:font-style="normal" fo:font-weight="normal" officeooo:rsid="00050b06" style:font-weight-asian="normal" style:font-weight-complex="normal"/>
    </style:style>
    <style:style style:name="T6" style:family="text">
      <style:text-properties fo:font-variant="normal" fo:text-transform="none" fo:color="#000000" style:font-name="Simplenote Tasks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Simplenote Tasks" fo:font-size="12pt" fo:letter-spacing="normal" fo:font-style="normal" fo:font-weight="bold" officeooo:rsid="00050b06"/>
    </style:style>
    <style:style style:name="T8" style:family="text">
      <style:text-properties fo:font-variant="normal" fo:text-transform="none" fo:color="#000000" style:font-name="Simplenote Tasks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Simplenote Tasks" fo:font-size="12pt" fo:letter-spacing="normal" fo:font-style="normal" fo:font-weight="normal" officeooo:rsid="0004af35"/>
    </style:style>
    <style:style style:name="T10" style:family="text">
      <style:text-properties fo:font-variant="normal" fo:text-transform="none" fo:color="#000000" style:font-name="Simplenote Tasks" fo:font-size="12pt" fo:letter-spacing="normal" fo:font-style="normal" fo:font-weight="normal" officeooo:rsid="00050b06" style:font-weight-asian="normal" style:font-weight-complex="normal"/>
    </style:style>
    <style:style style:name="T11" style:family="text">
      <style:text-properties fo:font-variant="normal" fo:text-transform="none" fo:color="#000000" style:font-name="Simplenote Tasks" fo:font-size="12pt" fo:letter-spacing="normal" officeooo:rsid="00050b06"/>
    </style:style>
    <style:style style:name="T12" style:family="text">
      <style:text-properties fo:font-variant="normal" fo:text-transform="none" fo:color="#000000" style:font-name="Simplenote Tasks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000000" style:font-name="Simplenote Tasks" fo:font-size="10pt" fo:letter-spacing="normal" fo:font-style="normal" fo:font-weight="bold" officeooo:rsid="00050b06" style:font-size-asian="10pt" style:font-size-complex="10pt"/>
    </style:style>
    <style:style style:name="T14" style:family="text">
      <style:text-properties fo:font-variant="normal" fo:text-transform="none" fo:color="#000000" style:font-name="Simplenote Tasks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000" style:font-name="Simplenote Tasks" fo:font-size="10pt" fo:letter-spacing="normal" fo:font-style="normal" fo:font-weight="normal" officeooo:rsid="0004af35" style:font-size-asian="10pt" style:font-size-complex="10pt"/>
    </style:style>
    <style:style style:name="T16" style:family="text">
      <style:text-properties fo:font-variant="normal" fo:text-transform="none" fo:color="#000000" style:font-name="Simplenote Tasks" fo:font-size="10pt" fo:letter-spacing="normal" fo:font-style="normal" fo:font-weight="normal" officeooo:rsid="00050b06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2">Comandos terminal</text:span></text:span></text:h>
      <text:p text:style-name="P1"/>
      <text:list xml:id="list3018658326" text:style-name="L1">
        <text:list-item>
          <text:p text:style-name="P4"><text:span text:style-name="Emphasis"><text:span text:style-name="Strong_20_Emphasis"><text:span text:style-name="T12"><text:s/>ls</text:span></text:span></text:span><text:span text:style-name="T14">(</text:span><text:span text:style-name="Emphasis"><text:span text:style-name="Strong_20_Emphasis"><text:span text:style-name="T12">l</text:span></text:span></text:span><text:span text:style-name="T14">i</text:span><text:span text:style-name="Emphasis"><text:span text:style-name="Strong_20_Emphasis"><text:span text:style-name="T12">s</text:span></text:span></text:span><text:span text:style-name="T14">t): listar<text:line-break/><text:tab/><text:tab/></text:span><text:span text:style-name="Emphasis"><text:span text:style-name="T14">-</text:span></text:span><text:span text:style-name="Emphasis"><text:span text:style-name="Strong_20_Emphasis"><text:span text:style-name="T12">a </text:span></text:span></text:span><text:span text:style-name="T14">(</text:span><text:span text:style-name="Emphasis"><text:span text:style-name="Strong_20_Emphasis"><text:span text:style-name="T12">a</text:span></text:span></text:span><text:span text:style-name="T14">ll): tudo / lista arquivos ocultos<text:line-break/><text:tab/><text:tab/></text:span><text:span text:style-name="Emphasis"><text:span text:style-name="Strong_20_Emphasis"><text:span text:style-name="T12">-l</text:span></text:span></text:span><text:span text:style-name="T14">- mostra mais informações :[- RWX R-- R--] - ou D (arquivo comum ou diretório) | RWX (nível usuário Read: pode ler / W - Write: pode editar / X - pode executar | R-- : NívelGrupo do usuário (neste caso o grupo só pode ler) | R-- : Nível outros usuários que não fazem parte do mesmo grupo (neste caso só podem ler)</text:span></text:p>
        </text:list-item>
        <text:list-item>
          <text:p text:style-name="P4"><text:span text:style-name="Emphasis"><text:span text:style-name="Strong_20_Emphasis"><text:span text:style-name="T12"><text:s/>mkdir</text:span></text:span></text:span><text:span text:style-name="T14">(</text:span><text:span text:style-name="Emphasis"><text:span text:style-name="Strong_20_Emphasis"><text:span text:style-name="T12">m</text:span></text:span></text:span><text:span text:style-name="T14">a</text:span><text:span text:style-name="Emphasis"><text:span text:style-name="Strong_20_Emphasis"><text:span text:style-name="T12">k</text:span></text:span></text:span><text:span text:style-name="T14">e </text:span><text:span text:style-name="Emphasis"><text:span text:style-name="Strong_20_Emphasis"><text:span text:style-name="T12">dir</text:span></text:span></text:span><text:span text:style-name="T14">ectory): criar diretório</text:span></text:p>
        </text:list-item>
        <text:list-item>
          <text:p text:style-name="P4"><text:span text:style-name="Emphasis"><text:span text:style-name="Strong_20_Emphasis"><text:span text:style-name="T12"><text:s/>cd </text:span></text:span></text:span><text:span text:style-name="T14">(</text:span><text:span text:style-name="Emphasis"><text:span text:style-name="Strong_20_Emphasis"><text:span text:style-name="T12">c</text:span></text:span></text:span><text:span text:style-name="T14">hange </text:span><text:span text:style-name="Emphasis"><text:span text:style-name="Strong_20_Emphasis"><text:span text:style-name="T12">d</text:span></text:span></text:span><text:span text:style-name="T14">irectory): mudar diretório<text:line-break/><text:tab/><text:tab/></text:span><text:span text:style-name="Emphasis"><text:span text:style-name="Strong_20_Emphasis"><text:span text:style-name="T12">cd ~</text:span></text:span></text:span><text:span text:style-name="T14">: muda para o diretorio incial do usuário<text:line-break/><text:tab/><text:tab/></text:span><text:span text:style-name="Emphasis"><text:span text:style-name="Strong_20_Emphasis"><text:span text:style-name="T12">cd ..</text:span></text:span></text:span><text:span text:style-name="T14">: muda para o diretório acima</text:span></text:p>
        </text:list-item>
        <text:list-item>
          <text:p text:style-name="P4"><text:span text:style-name="Emphasis"><text:span text:style-name="Strong_20_Emphasis"><text:span text:style-name="T12"><text:s/>pwd </text:span></text:span></text:span><text:span text:style-name="T14">(</text:span><text:span text:style-name="Emphasis"><text:span text:style-name="Strong_20_Emphasis"><text:span text:style-name="T12">p</text:span></text:span></text:span><text:span text:style-name="T14">rint</text:span><text:span text:style-name="Emphasis"><text:span text:style-name="Strong_20_Emphasis"><text:span text:style-name="T12">w</text:span></text:span></text:span><text:span text:style-name="T14">orking</text:span><text:span text:style-name="Emphasis"><text:span text:style-name="Strong_20_Emphasis"><text:span text:style-name="T12">d</text:span></text:span></text:span><text:span text:style-name="T14">irectory): mostra o caminho para o diretório atual</text:span></text:p>
        </text:list-item>
        <text:list-item>
          <text:p text:style-name="P4"><text:span text:style-name="Emphasis"><text:span text:style-name="Strong_20_Emphasis"><text:span text:style-name="T12"><text:s/>cp </text:span></text:span></text:span><text:span text:style-name="T14">(</text:span><text:span text:style-name="Emphasis"><text:span text:style-name="Strong_20_Emphasis"><text:span text:style-name="T12">c</text:span></text:span></text:span><text:span text:style-name="T14">o</text:span><text:span text:style-name="Emphasis"><text:span text:style-name="Strong_20_Emphasis"><text:span text:style-name="T12">p</text:span></text:span></text:span><text:span text:style-name="T14">y): copiar</text:span></text:p>
        </text:list-item>
        <text:list-item>
          <text:p text:style-name="P4"><text:span text:style-name="Emphasis"><text:span text:style-name="Strong_20_Emphasis"><text:span text:style-name="T12"><text:s/>mv </text:span></text:span></text:span><text:span text:style-name="T14">(</text:span><text:span text:style-name="Emphasis"><text:span text:style-name="Strong_20_Emphasis"><text:span text:style-name="T12">m</text:span></text:span></text:span><text:span text:style-name="T14">o</text:span><text:span text:style-name="Emphasis"><text:span text:style-name="Strong_20_Emphasis"><text:span text:style-name="T12">v</text:span></text:span></text:span><text:span text:style-name="T14">e): mover (também usado para renomear)</text:span></text:p>
        </text:list-item>
        <text:list-item>
          <text:p text:style-name="P4"><text:span text:style-name="Emphasis"><text:span text:style-name="Strong_20_Emphasis"><text:span text:style-name="T12"><text:s/>rm </text:span></text:span></text:span><text:span text:style-name="T14">(</text:span><text:span text:style-name="Emphasis"><text:span text:style-name="Strong_20_Emphasis"><text:span text:style-name="T12">r</text:span></text:span></text:span><text:span text:style-name="T14">emo</text:span><text:span text:style-name="Emphasis"><text:span text:style-name="Strong_20_Emphasis"><text:span text:style-name="T12">v</text:span></text:span></text:span><text:span text:style-name="T14">e): apagar<text:line-break/><text:tab/><text:tab/></text:span><text:span text:style-name="Emphasis"><text:span text:style-name="Strong_20_Emphasis"><text:span text:style-name="T12">-rf</text:span></text:span></text:span><text:span text:style-name="T14">: (apagar </text:span><text:span text:style-name="Emphasis"><text:span text:style-name="Strong_20_Emphasis"><text:span text:style-name="T12">r</text:span></text:span></text:span><text:span text:style-name="T14">ecursivamente): apaga mesmo que o diretório não estaja vazio</text:span></text:p>
        </text:list-item>
        <text:list-item>
          <text:p text:style-name="P4"><text:span text:style-name="Emphasis"><text:span text:style-name="Strong_20_Emphasis"><text:span text:style-name="T12"><text:s/>rmdir </text:span></text:span></text:span><text:span text:style-name="T14">(</text:span><text:span text:style-name="Emphasis"><text:span text:style-name="Strong_20_Emphasis"><text:span text:style-name="T12">r</text:span></text:span></text:span><text:span text:style-name="T14">e</text:span><text:span text:style-name="Emphasis"><text:span text:style-name="Strong_20_Emphasis"><text:span text:style-name="T12">m</text:span></text:span></text:span><text:span text:style-name="T14">ove</text:span><text:span text:style-name="Emphasis"><text:span text:style-name="Strong_20_Emphasis"><text:span text:style-name="T12">dir</text:span></text:span></text:span><text:span text:style-name="T14">ectory): apaga pastas vazias</text:span></text:p>
        </text:list-item>
        <text:list-item>
          <text:p text:style-name="P4"><text:span text:style-name="Emphasis"><text:span text:style-name="Strong_20_Emphasis"><text:span text:style-name="T12"><text:s/>grep </text:span></text:span></text:span><text:span text:style-name="T14">'word' arquivo (</text:span><text:span text:style-name="Emphasis"><text:span text:style-name="Strong_20_Emphasis"><text:span text:style-name="T12">g</text:span></text:span></text:span><text:span text:style-name="T14">lobal </text:span><text:span text:style-name="Emphasis"><text:span text:style-name="Strong_20_Emphasis"><text:span text:style-name="T12">r</text:span></text:span></text:span><text:span text:style-name="T14">egular </text:span><text:span text:style-name="Emphasis"><text:span text:style-name="Strong_20_Emphasis"><text:span text:style-name="T12">e</text:span></text:span></text:span><text:span text:style-name="T14">xpression </text:span><text:span text:style-name="Emphasis"><text:span text:style-name="Strong_20_Emphasis"><text:span text:style-name="T12">p</text:span></text:span></text:span><text:span text:style-name="T14">rint ): procura por palavras no arquivo<text:line-break/><text:tab/><text:tab/></text:span><text:span text:style-name="Emphasis"><text:span text:style-name="Strong_20_Emphasis"><text:span text:style-name="T12">-i</text:span></text:span></text:span><text:span text:style-name="T14">: not case sensitive<text:line-break/><text:tab/><text:tab/></text:span><text:span text:style-name="Emphasis"><text:span text:style-name="Strong_20_Emphasis"><text:span text:style-name="T12">-v</text:span></text:span></text:span><text:span text:style-name="T14">: não possui<text:line-break/><text:tab/><text:tab/></text:span><text:span text:style-name="Emphasis"><text:span text:style-name="Strong_20_Emphasis"><text:span text:style-name="T12">-n</text:span></text:span></text:span><text:span text:style-name="T14">: qual linha aparece<text:line-break/><text:tab/><text:tab/></text:span><text:span text:style-name="Emphasis"><text:span text:style-name="Strong_20_Emphasis"><text:span text:style-name="T12">-c</text:span></text:span></text:span><text:span text:style-name="T14">: quantidade de vezes encontrado</text:span></text:p>
        </text:list-item>
        <text:list-item>
          <text:p text:style-name="P4"><text:span text:style-name="Emphasis"><text:span text:style-name="Strong_20_Emphasis"><text:span text:style-name="T12"><text:s/>wc </text:span></text:span></text:span><text:span text:style-name="T14">(</text:span><text:span text:style-name="Emphasis"><text:span text:style-name="Strong_20_Emphasis"><text:span text:style-name="T12">w</text:span></text:span></text:span><text:span text:style-name="T14">ord</text:span><text:span text:style-name="Emphasis"><text:span text:style-name="Strong_20_Emphasis"><text:span text:style-name="T12">c</text:span></text:span></text:span><text:span text:style-name="T14">ount): conta número de linhas, pal</text:span><text:span text:style-name="T15">a</text:span><text:span text:style-name="T14">vras e caracteres do arquivo<text:line-break/><text:tab/><text:tab/>-</text:span><text:span text:style-name="Strong_20_Emphasis"><text:span text:style-name="T12">l </text:span></text:span><text:span text:style-name="T14">(</text:span><text:span text:style-name="Strong_20_Emphasis"><text:span text:style-name="T12">l</text:span></text:span><text:span text:style-name="T14">ines): linhas apenas<text:line-break/><text:tab/><text:tab/>-</text:span><text:span text:style-name="Strong_20_Emphasis"><text:span text:style-name="T12">w </text:span></text:span><text:span text:style-name="T14">(</text:span><text:span text:style-name="Strong_20_Emphasis"><text:span text:style-name="T12">w</text:span></text:span><text:span text:style-name="T14">ords): palavras apenas<text:line-break/><text:tab/><text:tab/>-</text:span><text:span text:style-name="Strong_20_Emphasis"><text:span text:style-name="T12">c </text:span></text:span><text:span text:style-name="T14">(</text:span><text:span text:style-name="Strong_20_Emphasis"><text:span text:style-name="T12">c</text:span></text:span><text:span text:style-name="T14">haracters): caracteres apenas</text:span></text:p>
        </text:list-item>
        <text:list-item>
          <text:p text:style-name="P4"><text:span text:style-name="Emphasis"><text:span text:style-name="Strong_20_Emphasis"><text:span text:style-name="T12"><text:s/>apropos </text:span></text:span></text:span><text:span text:style-name="T14">'palavra-chave' (</text:span><text:span text:style-name="Emphasis"><text:span text:style-name="Strong_20_Emphasis"><text:span text:style-name="T12">a propósito</text:span></text:span></text:span><text:span text:style-name="T14">): comandos relacionados a palavra chave</text:span></text:p>
        </text:list-item>
        <text:list-item>
          <text:p text:style-name="P4"><text:span text:style-name="Emphasis"><text:span text:style-name="Strong_20_Emphasis"><text:span text:style-name="T12"><text:s/>whatis </text:span></text:span></text:span><text:span text:style-name="T14">comando: </text:span><text:span text:style-name="Emphasis"><text:span text:style-name="Strong_20_Emphasis"><text:span text:style-name="T12">(o que é)</text:span></text:span></text:span><text:span text:style-name="T14">o comando especificado</text:span></text:p>
        </text:list-item>
        <text:list-item>
          <text:p text:style-name="P4"><text:span text:style-name="Emphasis"><text:span text:style-name="Strong_20_Emphasis"><text:span text:style-name="T12"><text:s/>man </text:span></text:span></text:span><text:span text:style-name="T14">comando (</text:span><text:span text:style-name="Emphasis"><text:span text:style-name="Strong_20_Emphasis"><text:span text:style-name="T12">man</text:span></text:span></text:span><text:span text:style-name="T14">ual): exibe manual do comando desejado</text:span></text:p>
        </text:list-item>
        <text:list-item>
          <text:p text:style-name="P4"><text:span text:style-name="Emphasis"><text:span text:style-name="Strong_20_Emphasis"><text:span text:style-name="T12"><text:s/>touch</text:span></text:span></text:span><text:span text:style-name="T14">: criar arquivos</text:span></text:p>
        </text:list-item>
        <text:list-item>
          <text:p text:style-name="P4"><text:span text:style-name="Emphasis"><text:span text:style-name="Strong_20_Emphasis"><text:span text:style-name="T12"><text:s/>head / tail</text:span></text:span></text:span><text:span text:style-name="T14">: exibe as 10 primeiras / últimas linhas<text:line-break/><text:tab/><text:tab/></text:span><text:span text:style-name="Emphasis"><text:span text:style-name="Strong_20_Emphasis"><text:span text:style-name="T12">-x</text:span></text:span></text:span><text:span text:style-name="T14">(manipular quantidade)</text:span></text:p>
        </text:list-item>
        <text:list-item>
          <text:p text:style-name="P4"><text:span text:style-name="Emphasis"><text:span text:style-name="Strong_20_Emphasis"><text:span text:style-name="T12"><text:s/>cat </text:span></text:span></text:span><text:span text:style-name="T14">(</text:span><text:span text:style-name="Emphasis"><text:span text:style-name="Strong_20_Emphasis"><text:span text:style-name="T12">c</text:span></text:span></text:span><text:span text:style-name="T14">onc</text:span><text:span text:style-name="Emphasis"><text:span text:style-name="Strong_20_Emphasis"><text:span text:style-name="T12">at</text:span></text:span></text:span><text:span text:style-name="T14">enate): imprime arquivo na tela</text:span></text:p>
        </text:list-item>
        <text:list-item>
          <text:p text:style-name="P4"><text:span text:style-name="Emphasis"><text:span text:style-name="Strong_20_Emphasis"><text:span text:style-name="T12"><text:s/>less</text:span></text:span></text:span><text:span text:style-name="T14">: mostra arquivo em páginas<text:line-break/><text:tab/><text:tab/></text:span><text:span text:style-name="Emphasis"><text:span text:style-name="Strong_20_Emphasis"><text:span text:style-name="T12">"espaço" </text:span></text:span></text:span><text:span text:style-name="T14">pula páginas<text:line-break/><text:tab/><text:tab/></text:span><text:span text:style-name="Emphasis"><text:span text:style-name="Strong_20_Emphasis"><text:span text:style-name="T12">"q" </text:span></text:span></text:span><text:span text:style-name="T14">sai da tela<text:line-break/><text:tab/><text:tab/></text:span><text:span text:style-name="Emphasis"><text:span text:style-name="Strong_20_Emphasis"><text:span text:style-name="T12">"/"</text:span></text:span></text:span><text:span text:style-name="T14">faz buscas<text:line-break/><text:tab/><text:tab/></text:span><text:span text:style-name="Emphasis"><text:span text:style-name="Strong_20_Emphasis"><text:span text:style-name="T12">"n"</text:span></text:span></text:span><text:span text:style-name="T14">próximo resultado da busca</text:span></text:p>
        </text:list-item>
        <text:list-item>
          <text:p text:style-name="P4"><text:span text:style-name="Emphasis"><text:span text:style-name="Strong_20_Emphasis"><text:span text:style-name="T12"><text:s/>sudo apt update</text:span></text:span></text:span><text:span text:style-name="T14">: </text:span><text:span text:style-name="Emphasis"><text:span text:style-name="Strong_20_Emphasis"><text:span text:style-name="T12">sudo</text:span></text:span></text:span><text:span text:style-name="T14">(</text:span><text:span text:style-name="Emphasis"><text:span text:style-name="Strong_20_Emphasis"><text:span text:style-name="T12">s</text:span></text:span></text:span><text:span text:style-name="T14">upe</text:span><text:span text:style-name="T15">r </text:span><text:span text:style-name="Emphasis"><text:span text:style-name="Strong_20_Emphasis"><text:span text:style-name="T12">u</text:span></text:span></text:span><text:span text:style-name="T14">ser </text:span><text:span text:style-name="Emphasis"><text:span text:style-name="Strong_20_Emphasis"><text:span text:style-name="T12">do</text:span></text:span></text:span><text:span text:style-name="T14">) </text:span><text:span text:style-name="Emphasis"><text:span text:style-name="Strong_20_Emphasis"><text:span text:style-name="T12">apt</text:span></text:span></text:span><text:span text:style-name="T14">(</text:span><text:span text:style-name="Emphasis"><text:span text:style-name="Strong_20_Emphasis"><text:span text:style-name="T12">a</text:span></text:span></text:span><text:span text:style-name="T14">dvanced </text:span><text:span text:style-name="Emphasis"><text:span text:style-name="Strong_20_Emphasis"><text:span text:style-name="T12">p</text:span></text:span></text:span><text:span text:style-name="T14">ackage </text:span><text:span text:style-name="Emphasis"><text:span text:style-name="Strong_20_Emphasis"><text:span text:style-name="T12">t</text:span></text:span></text:span><text:span text:style-name="T14">ool) </text:span><text:span text:style-name="Emphasis"><text:span text:style-name="Strong_20_Emphasis"><text:span text:style-name="T12">update</text:span></text:span></text:span><text:span text:style-name="T14">: faz update como usuário root. Atualiza a lista de repositórios do sistema. O sistema vai verificar todos repositórios e informar se podem ser atualizados.</text:span></text:p>
        </text:list-item>
        <text:list-item>
          <text:p text:style-name="P4"><text:span text:style-name="Emphasis"><text:span text:style-name="Strong_20_Emphasis"><text:span text:style-name="T12"><text:s/>sudo apt install </text:span></text:span></text:span><text:span text:style-name="T14">"aplicativo": instala determinado aplicativo</text:span></text:p>
        </text:list-item>
        <text:list-item>
          <text:p text:style-name="P4"><text:span text:style-name="Emphasis"><text:span text:style-name="Strong_20_Emphasis"><text:span text:style-name="T12"><text:s/>sudo dpkg -i </text:span></text:span></text:span><text:span text:style-name="T14">caminho/arquivo: instala o arquivo .deb especificado</text:span></text:p>
        </text:list-item>
        <text:list-item>
          <text:p text:style-name="P4"><text:span text:style-name="Emphasis"><text:span text:style-name="Strong_20_Emphasis"><text:span text:style-name="T12"><text:s/>apt -- help</text:span></text:span></text:span><text:span text:style-name="T14">: mostra os comandos mais utilizados.</text:span></text:p>
        </text:list-item>
        <text:list-item>
          <text:p text:style-name="P4"><text:span text:style-name="Emphasis"><text:span text:style-name="Strong_20_Emphasis"><text:span text:style-name="T12"><text:s/>apt search</text:span></text:span></text:span><text:span text:style-name="T14">: pesquisa nas descrições do pacote.</text:span></text:p>
        </text:list-item>
        <text:list-item>
          <text:p text:style-name="P4"><text:span text:style-name="Emphasis"><text:span text:style-name="Strong_20_Emphasis"><text:span text:style-name="T12"><text:s/>apt-cache depends</text:span></text:span></text:span><text:span text:style-name="T14">"aplicativo": mostra as dependências do aplicativo.</text:span></text:p>
        </text:list-item>
        <text:list-item>
          <text:p text:style-name="P4"><text:span text:style-name="Emphasis"><text:span text:style-name="Strong_20_Emphasis"><text:span text:style-name="T12"><text:s/>!!</text:span></text:span></text:span><text:span text:style-name="T14">: copia e cola o último comando escrito.</text:span></text:p>
        </text:list-item>
        <text:list-item>
          <text:p text:style-name="P4"><text:span text:style-name="Emphasis"><text:span text:style-name="Strong_20_Emphasis"><text:span text:style-name="T12"><text:s/>*</text:span></text:span></text:span><text:span text:style-name="T14">: qualquer</text:span></text:p>
        </text:list-item>
        <text:list-item>
          <text:p text:style-name="P4"><text:span text:style-name="Emphasis"><text:span text:style-name="Strong_20_Emphasis"><text:span text:style-name="T12"><text:s/>?</text:span></text:span></text:span><text:span text:style-name="T14">: corresponde a um caracter "coringa"</text:span></text:p>
        </text:list-item>
        <text:list-item>
          <text:p text:style-name="P4"><text:soft-page-break/><text:span text:style-name="Emphasis"><text:span text:style-name="Strong_20_Emphasis"><text:span text:style-name="T12"><text:s/>cat </text:span></text:span></text:span><text:span text:style-name="T14">&gt; nomearquivo - cria arquivo e acrescenta informações.</text:span></text:p>
        </text:list-item>
        <text:list-item>
          <text:p text:style-name="P4"><text:span text:style-name="Emphasis"><text:span text:style-name="Strong_20_Emphasis"><text:span text:style-name="T12"><text:s/>Ctrl D </text:span></text:span></text:span><text:span text:style-name="T14">- sai da tela de edição cat</text:span></text:p>
        </text:list-item>
        <text:list-item>
          <text:p text:style-name="P4"><text:span text:style-name="Emphasis"><text:span text:style-name="Strong_20_Emphasis"><text:span text:style-name="T12"><text:s/>cat </text:span></text:span></text:span><text:span text:style-name="T14">&gt;&gt; nomearquivo - adiciona informações ao arquivo</text:span></text:p>
        </text:list-item>
        <text:list-item>
          <text:p text:style-name="P4"><text:span text:style-name="Emphasis"><text:span text:style-name="Strong_20_Emphasis"><text:span text:style-name="T12"><text:s/>cat arquivo1 arquivo 2 &gt; arquivo 3</text:span></text:span></text:span><text:span text:style-name="T14">- cria arquivo 3, com os dados dos dois primeiros</text:span></text:p>
        </text:list-item>
        <text:list-item>
          <text:p text:style-name="P4"><text:span text:style-name="Emphasis"><text:span text:style-name="Strong_20_Emphasis"><text:span text:style-name="T12"><text:s/>sort &lt; arquivo</text:span></text:span></text:span><text:span text:style-name="T14">- exibe (não altera) as informações do arquivo ordenadamente</text:span></text:p>
        </text:list-item>
        <text:list-item>
          <text:p text:style-name="P4"><text:span text:style-name="Emphasis"><text:span text:style-name="Strong_20_Emphasis"><text:span text:style-name="T12"><text:s/>sort &lt; arquivo &gt; novoarquivo</text:span></text:span></text:span><text:span text:style-name="T14">- ordena os arquivos do primeiro arquivo, criando o novo com estas informações</text:span></text:p>
        </text:list-item>
        <text:list-item>
          <text:p text:style-name="P4"><text:span text:style-name="Emphasis"><text:span text:style-name="Strong_20_Emphasis"><text:span text:style-name="T12"><text:s/>who</text:span></text:span></text:span><text:span text:style-name="T14">- quais usuários tem acesso ao terminal / informações</text:span></text:p>
        </text:list-item>
        <text:list-item>
          <text:p text:style-name="P3"><text:s/>| - junta comandos</text:p>
        </text:list-item>
        <text:list-item>
          <text:p text:style-name="P4"><text:span text:style-name="Emphasis"><text:span text:style-name="Strong_20_Emphasis"><text:span text:style-name="T12"><text:s/>who | sort</text:span></text:span></text:span><text:span text:style-name="T14">- output do who será ordenado pelo sort e exibido</text:span></text:p>
        </text:list-item>
        <text:list-item>
          <text:p text:style-name="P4"><text:span text:style-name="Emphasis"><text:span text:style-name="Strong_20_Emphasis"><text:span text:style-name="T12"><text:s/>who | wc -l</text:span></text:span></text:span><text:span text:style-name="T14">- output do who enviado para o c, retornando o número de linhas (usuários)</text:span></text:p>
        </text:list-item>
        <text:list-item>
          <text:p text:style-name="P4"><text:span text:style-name="Emphasis"><text:span text:style-name="Strong_20_Emphasis"><text:span text:style-name="T12"><text:s/>chmod </text:span></text:span></text:span><text:span text:style-name="T14">u(usuário) g (grupo) o (outros usuários) a (para todos): altera permissões de arquivo. -(tira permissões) + (acrescenta pemissões) =(mantém as permissões)</text:span></text:p>
        </text:list-item>
        <text:list-item>
          <text:p text:style-name="P4"><text:span text:style-name="Emphasis"><text:span text:style-name="Strong_20_Emphasis"><text:span text:style-name="T12"><text:s/>ps</text:span></text:span></text:span><text:span text:style-name="T14">: mostra os processos rodando no sistema</text:span></text:p>
        </text:list-item>
        <text:list-item>
          <text:p text:style-name="P4"><text:span text:style-name="Emphasis"><text:span text:style-name="Strong_20_Emphasis"><text:span text:style-name="T12"><text:s/>sleep 5</text:span></text:span></text:span><text:span text:style-name="T14">: para o terminal pelo tempo determinado</text:span></text:p>
        </text:list-item>
        <text:list-item>
          <text:p text:style-name="P4"><text:span text:style-name="Emphasis"><text:span text:style-name="Strong_20_Emphasis"><text:span text:style-name="T12"><text:s/>&amp;</text:span></text:span></text:span><text:span text:style-name="T14">: roda o processo em background, para poder rodar outros simultaneamente</text:span></text:p>
        </text:list-item>
        <text:list-item>
          <text:p text:style-name="P4"><text:span text:style-name="Emphasis"><text:span text:style-name="Strong_20_Emphasis"><text:span text:style-name="T12"><text:s/>Ctrl Z</text:span></text:span></text:span><text:span text:style-name="T14">suspende processos</text:span></text:p>
        </text:list-item>
        <text:list-item>
          <text:p text:style-name="P4"><text:span text:style-name="Emphasis"><text:span text:style-name="Strong_20_Emphasis"><text:span text:style-name="T12"><text:s/>bg </text:span></text:span></text:span><text:span text:style-name="T14">retoma último processo suspenso em background</text:span></text:p>
        </text:list-item>
        <text:list-item>
          <text:p text:style-name="P4"><text:span text:style-name="Emphasis"><text:span text:style-name="Strong_20_Emphasis"><text:span text:style-name="T12"><text:s/>fg %1</text:span></text:span></text:span><text:span text:style-name="T14">retoma processo suspenso executando pela frente (%1 número do processo)</text:span></text:p>
        </text:list-item>
        <text:list-item>
          <text:p text:style-name="P4"><text:span text:style-name="Strong_20_Emphasis"><text:span text:style-name="Emphasis"><text:span text:style-name="T12"><text:s/>jobs </text:span></text:span></text:span><text:span text:style-name="T14">ista de processos sendo executados</text:span></text:p>
        </text:list-item>
        <text:list-item>
          <text:p text:style-name="P4"><text:span text:style-name="Emphasis"><text:span text:style-name="Strong_20_Emphasis"><text:span text:style-name="T12"><text:s/>Ctrl C </text:span></text:span></text:span><text:span text:style-name="T14">termina processos, não podem ser retormados</text:span></text:p>
        </text:list-item>
        <text:list-item>
          <text:p text:style-name="P4"><text:span text:style-name="Emphasis"><text:span text:style-name="Strong_20_Emphasis"><text:span text:style-name="T12"><text:s/>kill %1 ou pelo PID </text:span></text:span></text:span><text:span text:style-name="T14">termina processos rodando em background</text:span></text:p>
        </text:list-item>
        <text:list-item>
          <text:p text:style-name="P4"><text:span text:style-name="Emphasis"><text:span text:style-name="Strong_20_Emphasis"><text:span text:style-name="T12"><text:s/>kill -9 número PID </text:span></text:span></text:span><text:span text:style-name="T14">força o encerramento de processos</text:span></text:p>
        </text:list-item>
        <text:list-item>
          <text:p text:style-name="P4"><text:span text:style-name="Emphasis"><text:span text:style-name="Strong_20_Emphasis"><text:span text:style-name="T12"><text:s/>find </text:span></text:span></text:span><text:span text:style-name="Strong_20_Emphasis"><text:span text:style-name="T16">procurar arquivos hirarquia diretório</text:span></text:span></text:p>
        </text:list-item>
        <text:list-item>
          <text:p text:style-name="P4"><text:span text:style-name="Emphasis"><text:span text:style-name="Strong_20_Emphasis"><text:span text:style-name="T12"><text:s/>history </text:span></text:span></text:span><text:span text:style-name="Emphasis"><text:span text:style-name="Strong_20_Emphasis"><text:span text:style-name="T13">historico comandos</text:span></text:span></text:span></text:p>
        </text:list-item>
        <text:list-item>
          <text:p text:style-name="P4"><text:span text:style-name="Emphasis"><text:span text:style-name="Strong_20_Emphasis"><text:span text:style-name="T12"><text:s/>echo </text:span></text:span></text:span><text:span text:style-name="Emphasis"><text:span text:style-name="Strong_20_Emphasis"><text:span text:style-name="T16">criam linhas de textio</text:span></text:span></text:span></text:p>
        </text:list-item>
        <text:list-item>
          <text:p text:style-name="P4"><text:span text:style-name="Emphasis"><text:span text:style-name="Strong_20_Emphasis"><text:span text:style-name="T12"><text:s/>arquivo -o arquivo </text:span></text:span></text:span><text:span text:style-name="T14">ordena e s</text:span><text:span text:style-name="T15">o</text:span><text:span text:style-name="T14">brescreve ordenado</text:span>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plenote Tasks" svg:font-family="'Simplenote Task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23:50:25.181788219</meta:creation-date>
    <dc:date>2020-10-24T00:05:55.355612789</dc:date>
    <meta:editing-duration>PT4M30S</meta:editing-duration>
    <meta:editing-cycles>1</meta:editing-cycles>
    <meta:document-statistic meta:table-count="0" meta:image-count="0" meta:object-count="0" meta:page-count="2" meta:paragraph-count="53" meta:word-count="627" meta:character-count="3767" meta:non-whitespace-character-count="3158"/>
    <meta:generator>LibreOffice/6.4.6.2$Linux_X86_64 LibreOffice_project/40$Build-2</meta:generator>
  </office:meta>
</office:document-meta>
</file>